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590000029B59126178CE95F812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13.231cm" draw:z-index="0"><draw:image xlink:href="Pictures/10000000000003590000029B59126178CE95F8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10T20:35:40.363376000</meta:creation-date>
    <dc:date>2021-11-10T20:39:53.392762000</dc:date>
    <meta:editing-duration>PT41S</meta:editing-duration>
    <meta:editing-cycles>2</meta:editing-cycles>
    <meta:generator>LibreOffice/6.3.3.2$MacOSX_X86_64 LibreOffice_project/a64200df03143b798afd1ec74a12ab50359878e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